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1bf317" officeooo:paragraph-rsid="0019eb27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1bf317" officeooo:paragraph-rsid="001bf317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1ff0e4" officeooo:paragraph-rsid="001ff0e4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18178b" officeooo:paragraph-rsid="001ff0e4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19eb27" officeooo:paragraph-rsid="001bf317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18178b" officeooo:paragraph-rsid="001ff0e4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DejaVu Sans Condensed" fo:font-weight="bold" officeooo:paragraph-rsid="001ff0e4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DejaVu Sans Condensed" fo:font-style="italic" officeooo:rsid="003092dd" officeooo:paragraph-rsid="003092dd" style:font-style-asian="italic" style:font-style-complex="italic"/>
    </style:style>
    <style:style style:name="P9" style:family="paragraph" style:parent-style-name="Standard">
      <style:paragraph-properties fo:text-align="start" style:justify-single-word="false"/>
      <style:text-properties officeooo:paragraph-rsid="001ff0e4"/>
    </style:style>
    <style:style style:name="P10" style:family="paragraph" style:parent-style-name="Standard">
      <style:paragraph-properties fo:text-align="start" style:justify-single-word="false"/>
      <style:text-properties officeooo:paragraph-rsid="0038dc6c"/>
    </style:style>
    <style:style style:name="P11" style:family="paragraph" style:parent-style-name="Standard" style:list-style-name="L1">
      <style:paragraph-properties fo:text-align="start" style:justify-single-word="false"/>
      <style:text-properties officeooo:paragraph-rsid="003da802"/>
    </style:style>
    <style:style style:name="P12" style:family="paragraph" style:parent-style-name="Standard" style:list-style-name="L1">
      <style:paragraph-properties fo:text-align="start" style:justify-single-word="false"/>
      <style:text-properties officeooo:paragraph-rsid="001ff0e4"/>
    </style:style>
    <style:style style:name="P13" style:family="paragraph" style:parent-style-name="Standard" style:list-style-name="L1">
      <style:paragraph-properties fo:text-align="start" style:justify-single-word="false"/>
      <style:text-properties officeooo:paragraph-rsid="0027af21"/>
    </style:style>
    <style:style style:name="P14" style:family="paragraph" style:parent-style-name="Standard" style:list-style-name="L4">
      <style:paragraph-properties fo:text-align="start" style:justify-single-word="false"/>
      <style:text-properties officeooo:paragraph-rsid="001ff0e4"/>
    </style:style>
    <style:style style:name="P15" style:family="paragraph" style:parent-style-name="Standard" style:list-style-name="L5">
      <style:paragraph-properties fo:text-align="start" style:justify-single-word="false"/>
      <style:text-properties officeooo:paragraph-rsid="0033ad02"/>
    </style:style>
    <style:style style:name="P16" style:family="paragraph" style:parent-style-name="Standard" style:list-style-name="L6">
      <style:paragraph-properties fo:text-align="start" style:justify-single-word="false"/>
      <style:text-properties officeooo:paragraph-rsid="001ff0e4"/>
    </style:style>
    <style:style style:name="P17" style:family="paragraph" style:parent-style-name="Standard" style:list-style-name="L7">
      <style:paragraph-properties fo:text-align="start" style:justify-single-word="false"/>
      <style:text-properties officeooo:paragraph-rsid="001ff0e4"/>
    </style:style>
    <style:style style:name="P18" style:family="paragraph" style:parent-style-name="Standard" style:list-style-name="L8">
      <style:paragraph-properties fo:text-align="start" style:justify-single-word="false"/>
      <style:text-properties officeooo:paragraph-rsid="003092dd"/>
    </style:style>
    <style:style style:name="P19" style:family="paragraph" style:parent-style-name="Standard" style:list-style-name="L1">
      <style:paragraph-properties fo:text-align="start" style:justify-single-word="false"/>
      <style:text-properties style:font-name="DejaVu Sans Condensed" fo:font-size="12pt" fo:font-weight="normal" officeooo:rsid="0018178b" officeooo:paragraph-rsid="001ff0e4" style:font-size-asian="12pt" style:font-weight-asian="normal" style:font-size-complex="12pt" style:font-weight-complex="normal"/>
    </style:style>
    <style:style style:name="P20" style:family="paragraph" style:parent-style-name="Standard" style:list-style-name="L4">
      <style:paragraph-properties fo:text-align="start" style:justify-single-word="false"/>
      <style:text-properties style:font-name="DejaVu Sans Condensed" fo:font-size="12pt" fo:font-weight="normal" officeooo:rsid="0018178b" officeooo:paragraph-rsid="001ff0e4" style:font-size-asian="12pt" style:font-weight-asian="normal" style:font-size-complex="12pt" style:font-weight-complex="normal"/>
    </style:style>
    <style:style style:name="P21" style:family="paragraph" style:parent-style-name="Standard" style:list-style-name="L6">
      <style:paragraph-properties fo:text-align="start" style:justify-single-word="false"/>
      <style:text-properties style:font-name="DejaVu Sans Condensed" fo:font-size="12pt" fo:font-weight="normal" officeooo:rsid="0018178b" officeooo:paragraph-rsid="001ff0e4" style:font-size-asian="12pt" style:font-weight-asian="normal" style:font-size-complex="12pt" style:font-weight-complex="normal"/>
    </style:style>
    <style:style style:name="P22" style:family="paragraph" style:parent-style-name="Standard" style:list-style-name="L3">
      <style:paragraph-properties fo:text-align="start" style:justify-single-word="false"/>
      <style:text-properties style:font-name="DejaVu Sans Condensed" fo:font-size="12pt" fo:font-weight="normal" officeooo:rsid="003ac08e" officeooo:paragraph-rsid="003ac08e" style:font-size-asian="12pt" style:font-weight-asian="normal" style:font-size-complex="12pt" style:font-weight-complex="normal"/>
    </style:style>
    <style:style style:name="P23" style:family="paragraph" style:parent-style-name="Standard" style:list-style-name="L8">
      <style:paragraph-properties fo:text-align="start" style:justify-single-word="false"/>
      <style:text-properties style:font-name="DejaVu Sans Condensed" fo:font-size="12pt" fo:font-style="normal" fo:font-weight="normal" officeooo:rsid="003092dd" officeooo:paragraph-rsid="003092dd" style:font-size-asian="12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 style:list-style-name="L2">
      <style:paragraph-properties fo:text-align="start" style:justify-single-word="false"/>
      <style:text-properties style:font-name="DejaVu Sans Condensed" officeooo:paragraph-rsid="001ff0e4"/>
    </style:style>
    <style:style style:name="P25" style:family="paragraph" style:parent-style-name="Standard" style:list-style-name="L4">
      <style:paragraph-properties fo:text-align="start" style:justify-single-word="false"/>
      <style:text-properties style:font-name="DejaVu Sans Condensed" officeooo:paragraph-rsid="001ff0e4"/>
    </style:style>
    <style:style style:name="P26" style:family="paragraph" style:parent-style-name="Standard" style:list-style-name="L6">
      <style:paragraph-properties fo:text-align="start" style:justify-single-word="false"/>
      <style:text-properties style:font-name="DejaVu Sans Condensed" officeooo:paragraph-rsid="001ff0e4"/>
    </style:style>
    <style:style style:name="P27" style:family="paragraph" style:parent-style-name="Standard">
      <style:paragraph-properties fo:text-align="start" style:justify-single-word="false"/>
      <style:text-properties style:font-name="DejaVu Sans Condensed" officeooo:paragraph-rsid="003f3ab7"/>
    </style:style>
    <style:style style:name="P28" style:family="paragraph" style:parent-style-name="Standard" style:list-style-name="L6">
      <style:paragraph-properties fo:text-align="start" style:justify-single-word="false"/>
      <style:text-properties style:font-name="DejaVu Sans Condensed" officeooo:rsid="002f642b" officeooo:paragraph-rsid="002f642b"/>
    </style:style>
    <style:style style:name="P29" style:family="paragraph" style:parent-style-name="Standard" style:list-style-name="L8">
      <style:paragraph-properties fo:text-align="start" style:justify-single-word="false"/>
      <style:text-properties style:font-name="DejaVu Sans Condensed" officeooo:rsid="002f642b" officeooo:paragraph-rsid="0037a06d"/>
    </style:style>
    <style:style style:name="P30" style:family="paragraph" style:parent-style-name="Standard" style:list-style-name="L5">
      <style:paragraph-properties fo:text-align="start" style:justify-single-word="false"/>
      <style:text-properties officeooo:rsid="00399f7e" officeooo:paragraph-rsid="00399f7e"/>
    </style:style>
    <style:style style:name="P31" style:family="paragraph" style:parent-style-name="Table_20_Contents">
      <style:paragraph-properties fo:text-align="start" style:justify-single-word="false"/>
      <style:text-properties style:font-name="DejaVu Sans Condensed" fo:font-weight="bold" officeooo:paragraph-rsid="003f3ab7" style:font-weight-asian="bold" style:font-weight-complex="bold"/>
    </style:style>
    <style:style style:name="P32" style:family="paragraph" style:parent-style-name="Table_20_Contents">
      <style:paragraph-properties fo:text-align="start" style:justify-single-word="false"/>
      <style:text-properties style:font-name="DejaVu Sans Condensed" fo:font-weight="bold" officeooo:rsid="0035db3e" officeooo:paragraph-rsid="003f3ab7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2pt" fo:font-weight="bold" officeooo:rsid="0025360f" style:font-size-asian="12pt" style:font-weight-asian="bold" style:font-size-complex="12pt" style:font-weight-complex="bold"/>
    </style:style>
    <style:style style:name="T3" style:family="text">
      <style:text-properties fo:font-size="12pt" fo:font-weight="bold" officeooo:rsid="002d39a8" style:font-size-asian="12pt" style:font-weight-asian="bold" style:font-size-complex="12pt" style:font-weight-complex="bold"/>
    </style:style>
    <style:style style:name="T4" style:family="text">
      <style:text-properties fo:font-size="12pt" fo:font-weight="bold" officeooo:rsid="001ff0e4" style:font-size-asian="12pt" style:font-weight-asian="bold" style:font-size-complex="12pt" style:font-weight-complex="bold"/>
    </style:style>
    <style:style style:name="T5" style:family="text">
      <style:text-properties fo:font-size="12pt" fo:font-weight="bold" officeooo:rsid="001bf317" style:font-size-asian="12pt" style:font-weight-asian="bold" style:font-size-complex="12pt" style:font-weight-complex="bold"/>
    </style:style>
    <style:style style:name="T6" style:family="text">
      <style:text-properties fo:font-size="12pt" fo:font-weight="bold" officeooo:rsid="0019eb27" style:font-size-asian="12pt" style:font-weight-asian="bold" style:font-size-complex="12pt" style:font-weight-complex="bold"/>
    </style:style>
    <style:style style:name="T7" style:family="text">
      <style:text-properties fo:font-size="12pt" fo:font-weight="bold" officeooo:rsid="0018178b" style:font-size-asian="12pt" style:font-weight-asian="bold" style:font-size-complex="12pt" style:font-weight-complex="bold"/>
    </style:style>
    <style:style style:name="T8" style:family="text">
      <style:text-properties fo:font-size="12pt" fo:font-weight="bold" officeooo:rsid="002934a6" style:font-size-asian="12pt" style:font-weight-asian="bold" style:font-size-complex="12pt" style:font-weight-complex="bold"/>
    </style:style>
    <style:style style:name="T9" style:family="text">
      <style:text-properties fo:font-size="12pt" fo:font-weight="bold" officeooo:rsid="00258b34" style:font-size-asian="12pt" style:font-weight-asian="bold" style:font-size-complex="12pt" style:font-weight-complex="bold"/>
    </style:style>
    <style:style style:name="T10" style:family="text">
      <style:text-properties fo:font-size="12pt" fo:font-weight="bold" officeooo:rsid="0037a06d" style:font-size-asian="12pt" style:font-weight-asian="bold" style:font-size-complex="12pt" style:font-weight-complex="bold"/>
    </style:style>
    <style:style style:name="T11" style:family="text">
      <style:text-properties fo:font-size="12pt" fo:font-weight="normal" style:font-size-asian="12pt" style:font-weight-asian="normal" style:font-size-complex="12pt" style:font-weight-complex="normal"/>
    </style:style>
    <style:style style:name="T12" style:family="text">
      <style:text-properties fo:font-size="12pt" fo:font-weight="normal" officeooo:rsid="001ff0e4" style:font-size-asian="12pt" style:font-weight-asian="normal" style:font-size-complex="12pt" style:font-weight-complex="normal"/>
    </style:style>
    <style:style style:name="T13" style:family="text">
      <style:text-properties fo:font-size="12pt" fo:font-weight="normal" officeooo:rsid="0018178b" style:font-size-asian="12pt" style:font-weight-asian="normal" style:font-size-complex="12pt" style:font-weight-complex="normal"/>
    </style:style>
    <style:style style:name="T14" style:family="text">
      <style:text-properties fo:font-size="12pt" fo:font-weight="normal" officeooo:rsid="002f2509" style:font-size-asian="12pt" style:font-weight-asian="normal" style:font-size-complex="12pt" style:font-weight-complex="normal"/>
    </style:style>
    <style:style style:name="T15" style:family="text">
      <style:text-properties fo:font-size="12pt" fo:font-weight="normal" officeooo:rsid="0022f80e" style:font-size-asian="12pt" style:font-weight-asian="normal" style:font-size-complex="12pt" style:font-weight-complex="normal"/>
    </style:style>
    <style:style style:name="T16" style:family="text">
      <style:text-properties fo:font-size="12pt" fo:font-weight="normal" officeooo:rsid="00328ad5" style:font-size-asian="12pt" style:font-weight-asian="normal" style:font-size-complex="12pt" style:font-weight-complex="normal"/>
    </style:style>
    <style:style style:name="T17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8" style:family="text">
      <style:text-properties fo:font-size="12pt" fo:font-style="normal" fo:font-weight="normal" officeooo:rsid="0018178b" style:font-size-asian="12pt" style:font-style-asian="normal" style:font-weight-asian="normal" style:font-size-complex="12pt" style:font-style-complex="normal" style:font-weight-complex="normal"/>
    </style:style>
    <style:style style:name="T19" style:family="text">
      <style:text-properties fo:font-size="12pt" fo:font-style="normal" fo:font-weight="normal" officeooo:rsid="001ff0e4" style:font-size-asian="12pt" style:font-style-asian="normal" style:font-weight-asian="normal" style:font-size-complex="12pt" style:font-style-complex="normal" style:font-weight-complex="normal"/>
    </style:style>
    <style:style style:name="T20" style:family="tex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21" style:family="text">
      <style:text-properties fo:font-size="12pt" fo:font-style="normal" fo:font-weight="bold" officeooo:rsid="0018178b" style:font-size-asian="12pt" style:font-style-asian="normal" style:font-weight-asian="bold" style:font-size-complex="12pt" style:font-style-complex="normal" style:font-weight-complex="bold"/>
    </style:style>
    <style:style style:name="T22" style:family="text">
      <style:text-properties fo:font-size="12pt" fo:font-style="normal" fo:font-weight="bold" officeooo:rsid="002934a6" style:font-size-asian="12pt" style:font-style-asian="normal" style:font-weight-asian="bold" style:font-size-complex="12pt" style:font-style-complex="normal" style:font-weight-complex="bold"/>
    </style:style>
    <style:style style:name="T23" style:family="text">
      <style:text-properties fo:font-size="12pt" fo:font-style="normal" fo:font-weight="bold" officeooo:rsid="0037a06d" style:font-size-asian="12pt" style:font-style-asian="normal" style:font-weight-asian="bold" style:font-size-complex="12pt" style:font-style-complex="normal" style:font-weight-complex="bold"/>
    </style:style>
    <style:style style:name="T24" style:family="text">
      <style:text-properties officeooo:rsid="002f642b"/>
    </style:style>
    <style:style style:name="T25" style:family="text">
      <style:text-properties style:font-name="DejaVu Sans Condensed" fo:font-size="12pt" fo:font-weight="normal" style:font-size-asian="12pt" style:font-weight-asian="normal" style:font-size-complex="12pt" style:font-weight-complex="normal"/>
    </style:style>
    <style:style style:name="T26" style:family="text">
      <style:text-properties style:font-name="DejaVu Sans Condensed" fo:font-size="12pt" fo:font-weight="normal" officeooo:rsid="002f642b" style:font-size-asian="12pt" style:font-weight-asian="normal" style:font-size-complex="12pt" style:font-weight-complex="normal"/>
    </style:style>
    <style:style style:name="T27" style:family="text">
      <style:text-properties style:font-name="DejaVu Sans Condensed" fo:font-size="12pt" fo:font-weight="normal" officeooo:rsid="0018178b" style:font-size-asian="12pt" style:font-weight-asian="normal" style:font-size-complex="12pt" style:font-weight-complex="normal"/>
    </style:style>
    <style:style style:name="T28" style:family="text">
      <style:text-properties style:font-name="DejaVu Sans Condensed" fo:font-size="12pt" fo:font-weight="normal" officeooo:rsid="0029cb2e" style:font-size-asian="12pt" style:font-weight-asian="normal" style:font-size-complex="12pt" style:font-weight-complex="normal"/>
    </style:style>
    <style:style style:name="T29" style:family="text">
      <style:text-properties style:font-name="DejaVu Sans Condensed" fo:font-size="12pt" fo:font-weight="normal" officeooo:rsid="003092dd" style:font-size-asian="12pt" style:font-weight-asian="normal" style:font-size-complex="12pt" style:font-weight-complex="normal"/>
    </style:style>
    <style:style style:name="T30" style:family="text">
      <style:text-properties style:font-name="DejaVu Sans Condensed" fo:font-size="12pt" fo:font-weight="normal" officeooo:rsid="001ff0e4" style:font-size-asian="12pt" style:font-weight-asian="normal" style:font-size-complex="12pt" style:font-weight-complex="normal"/>
    </style:style>
    <style:style style:name="T31" style:family="text">
      <style:text-properties style:font-name="DejaVu Sans Condensed" fo:font-size="12pt" fo:font-weight="normal" officeooo:rsid="0036ff55" style:font-size-asian="12pt" style:font-weight-asian="normal" style:font-size-complex="12pt" style:font-weight-complex="normal"/>
    </style:style>
    <style:style style:name="T32" style:family="text">
      <style:text-properties style:font-name="DejaVu Sans Condensed" fo:font-size="12pt" fo:font-weight="normal" officeooo:rsid="00399f7e" style:font-size-asian="12pt" style:font-weight-asian="normal" style:font-size-complex="12pt" style:font-weight-complex="normal"/>
    </style:style>
    <style:style style:name="T33" style:family="text">
      <style:text-properties style:font-name="DejaVu Sans Condensed" fo:font-size="12pt" fo:font-weight="normal" officeooo:rsid="0033ad02" style:font-size-asian="12pt" style:font-weight-asian="normal" style:font-size-complex="12pt" style:font-weight-complex="normal"/>
    </style:style>
    <style:style style:name="T34" style:family="text">
      <style:text-properties style:font-name="DejaVu Sans Condensed" fo:font-size="12pt" fo:font-weight="normal" officeooo:rsid="003da802" style:font-size-asian="12pt" style:font-weight-asian="normal" style:font-size-complex="12pt" style:font-weight-complex="normal"/>
    </style:style>
    <style:style style:name="T35" style:family="text">
      <style:text-properties style:font-name="DejaVu Sans Condensed" fo:font-size="12pt" fo:font-weight="bold" officeooo:rsid="0025b1a4" style:font-size-asian="12pt" style:font-weight-asian="bold" style:font-size-complex="12pt" style:font-weight-complex="bold"/>
    </style:style>
    <style:style style:name="T36" style:family="text">
      <style:text-properties style:font-name="DejaVu Sans Condensed" fo:font-size="12pt" fo:font-weight="bold" officeooo:rsid="002b7205" style:font-size-asian="12pt" style:font-weight-asian="bold" style:font-size-complex="12pt" style:font-weight-complex="bold"/>
    </style:style>
    <style:style style:name="T37" style:family="text">
      <style:text-properties style:font-name="DejaVu Sans Condensed" fo:font-size="12pt" fo:font-weight="bold" officeooo:rsid="0018178b" style:font-size-asian="12pt" style:font-weight-asian="bold" style:font-size-complex="12pt" style:font-weight-complex="bold"/>
    </style:style>
    <style:style style:name="T38" style:family="text">
      <style:text-properties style:font-name="DejaVu Sans Condensed" fo:font-size="12pt" fo:font-weight="bold" officeooo:rsid="003092dd" style:font-size-asian="12pt" style:font-weight-asian="bold" style:font-size-complex="12pt" style:font-weight-complex="bold"/>
    </style:style>
    <style:style style:name="T39" style:family="text">
      <style:text-properties style:font-name="DejaVu Sans Condensed" fo:font-size="12pt" fo:font-weight="bold" officeooo:rsid="001ff0e4" style:font-size-asian="12pt" style:font-weight-asian="bold" style:font-size-complex="12pt" style:font-weight-complex="bold"/>
    </style:style>
    <style:style style:name="T40" style:family="text">
      <style:text-properties style:font-name="DejaVu Sans Condensed" fo:font-size="12pt" fo:font-weight="bold" officeooo:rsid="00354c91" style:font-size-asian="12pt" style:font-weight-asian="bold" style:font-size-complex="12pt" style:font-weight-complex="bold"/>
    </style:style>
    <style:style style:name="T41" style:family="text">
      <style:text-properties style:font-name="DejaVu Sans Condensed" fo:font-size="12pt" fo:font-weight="bold" officeooo:rsid="003731cd" style:font-size-asian="12pt" style:font-weight-asian="bold" style:font-size-complex="12pt" style:font-weight-complex="bold"/>
    </style:style>
    <style:style style:name="T42" style:family="text">
      <style:text-properties style:font-name="DejaVu Sans Condensed" fo:font-size="12pt" fo:font-weight="bold" officeooo:rsid="002934a6" style:font-size-asian="12pt" style:font-weight-asian="bold" style:font-size-complex="12pt" style:font-weight-complex="bold"/>
    </style:style>
    <style:style style:name="T43" style:family="text">
      <style:text-properties style:font-name="DejaVu Sans Condensed" fo:font-size="12pt" fo:font-weight="bold" officeooo:rsid="0037a06d" style:font-size-asian="12pt" style:font-weight-asian="bold" style:font-size-complex="12pt" style:font-weight-complex="bold"/>
    </style:style>
    <style:style style:name="T44" style:family="text">
      <style:text-properties style:font-name="DejaVu Sans Condensed" fo:font-size="12pt" fo:font-weight="bold" officeooo:rsid="0038dc6c" style:font-size-asian="12pt" style:font-weight-asian="bold" style:font-size-complex="12pt" style:font-weight-complex="bold"/>
    </style:style>
    <style:style style:name="T45" style:family="text">
      <style:text-properties style:font-name="DejaVu Sans Condensed" fo:font-size="12pt" fo:font-weight="bold" officeooo:rsid="0033ad02" style:font-size-asian="12pt" style:font-weight-asian="bold" style:font-size-complex="12pt" style:font-weight-complex="bold"/>
    </style:style>
    <style:style style:name="T46" style:family="text">
      <style:text-properties style:font-name="DejaVu Sans Condensed" fo:font-size="12pt" fo:font-weight="bold" officeooo:rsid="003da802" style:font-size-asian="12pt" style:font-weight-asian="bold" style:font-size-complex="12pt" style:font-weight-complex="bold"/>
    </style:style>
    <style:style style:name="T47" style:family="text">
      <style:text-properties style:font-name="DejaVu Sans Condensed" fo:font-size="12pt" fo:font-style="normal" fo:font-weight="normal" officeooo:rsid="003092dd" style:font-size-asian="12pt" style:font-style-asian="normal" style:font-weight-asian="normal" style:font-size-complex="12pt" style:font-style-complex="normal" style:font-weight-complex="normal"/>
    </style:style>
    <style:style style:name="T48" style:family="text">
      <style:text-properties style:font-name="DejaVu Sans Condensed" fo:font-size="12pt" fo:font-style="normal" fo:font-weight="normal" officeooo:rsid="0030e010" style:font-size-asian="12pt" style:font-style-asian="normal" style:font-weight-asian="normal" style:font-size-complex="12pt" style:font-style-complex="normal" style:font-weight-complex="normal"/>
    </style:style>
    <style:style style:name="T49" style:family="text">
      <style:text-properties style:font-name="DejaVu Sans Condensed" fo:font-size="12pt" fo:font-style="normal" fo:font-weight="bold" officeooo:rsid="0030e010" style:font-size-asian="12pt" style:font-style-asian="normal" style:font-weight-asian="bold" style:font-size-complex="12pt" style:font-style-complex="normal" style:font-weight-complex="bold"/>
    </style:style>
    <style:style style:name="T50" style:family="text">
      <style:text-properties officeooo:rsid="0030e010"/>
    </style:style>
    <style:style style:name="T51" style:family="text">
      <style:text-properties officeooo:rsid="003caa1b"/>
    </style:style>
    <style:style style:name="T52" style:family="text">
      <style:text-properties officeooo:rsid="0035db3e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number text:level="1" text:style-name="Numbering_20_Symbols" loext:num-list-format="%1%." style:num-suffix=".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31">1<text:span text:style-name="T52">xx</text:span> - Controls</text:p>
          </table:table-cell>
          <table:table-cell table:style-name="Table1.B1" office:value-type="string">
            <text:p text:style-name="P32">2xx - Ground</text:p>
          </table:table-cell>
          <table:table-cell table:style-name="Table1.B1" office:value-type="string">
            <text:p text:style-name="P32">3xx - Flight</text:p>
          </table:table-cell>
          <table:table-cell table:style-name="Table1.B1" office:value-type="string">
            <text:p text:style-name="P32">4xx - A2A</text:p>
          </table:table-cell>
          <table:table-cell table:style-name="Table1.E1" office:value-type="string">
            <text:p text:style-name="P32">5xx - A2G</text:p>
          </table:table-cell>
          <table:table-cell table:style-name="Table1.F1" office:value-type="string">
            <text:p text:style-name="P32">6xx - Misc</text:p>
          </table:table-cell>
        </table:table-row>
      </table:table>
      <text:p text:style-name="P27"><text:span text:style-name="T2">5</text:span><text:span text:style-name="T3">0</text:span><text:span text:style-name="T2">1</text:span><text:span text:style-name="T4"> - </text:span><text:span text:style-name="T5">A/G </text:span><text:span text:style-name="T6">- </text:span><text:span text:style-name="T2">All</text:span></text:p>
      <text:p text:style-name="P1"/>
      <text:p text:style-name="P2">Master Arm ... ON</text:p>
      <text:p text:style-name="P3">Weapon launch mode ... Manual</text:p>
      <text:p text:style-name="P3">Laser designator ... Armed</text:p>
      <text:p text:style-name="P10"><text:span text:style-name="T39">HMS ... ON (</text:span><text:span text:style-name="T42">Coll </text:span><text:span text:style-name="T43">Index Finger Hat </text:span><text:span text:style-name="T44">up</text:span><text:span text:style-name="T39">)</text:span></text:p>
      <text:p text:style-name="P5"/>
      <text:p text:style-name="P4">Lock a target with Shkval</text:p>
      <text:list xml:id="list19178053" text:style-name="L1">
        <text:list-item>
          <text:p text:style-name="P11"><text:span text:style-name="T30">P</text:span><text:span text:style-name="T34">ress </text:span><text:span text:style-name="T46">Coll Index Finger Hat forward</text:span><text:span text:style-name="T34"> to toggle HMS sight.</text:span></text:p>
        </text:list-item>
        <text:list-item>
          <text:p text:style-name="P12"><text:span text:style-name="T30">Press and hold </text:span><text:span text:style-name="T39">Shkval uncage</text:span><text:span text:style-name="T30"> (</text:span><text:span text:style-name="T36">Coll</text:span><text:span text:style-name="T35"> </text:span><text:span text:style-name="T41">Trigger 1st stage</text:span><text:span text:style-name="T30">) to turn on Shkval TV monitor and slave Shkval to HMS. <text:s/>Let go of </text:span><text:span text:style-name="T39">Shkval uncage</text:span><text:span text:style-name="T30"> button when looking at or near target.</text:span></text:p>
        </text:list-item>
        <text:list-item>
          <text:p text:style-name="P12"><text:span text:style-name="T26">Set </text:span><text:span text:style-name="T27">Shkval target frame size (</text:span><text:span text:style-name="T36">Coll </text:span><text:span text:style-name="T41">Middle Hat left/right</text:span><text:span text:style-name="T27">) (usually smallest seems best).</text:span></text:p>
        </text:list-item>
        <text:list-item>
          <text:p text:style-name="P12"><text:span text:style-name="T26">Set</text:span><text:span text:style-name="T27"> Shkval zoom (</text:span><text:span text:style-name="T35">C</text:span><text:span text:style-name="T36">oll</text:span><text:span text:style-name="T35"> M</text:span><text:span text:style-name="T41">iddle Hat forward/back</text:span><text:span text:style-name="T27">).</text:span></text:p>
        </text:list-item>
        <text:list-item>
          <text:p text:style-name="P12"><text:span text:style-name="T27">Use </text:span><text:span text:style-name="T36">Coll</text:span><text:span text:style-name="T35"> </text:span><text:span text:style-name="T41">Ministick</text:span><text:span text:style-name="T27"> to slew target frame over target, press </text:span><text:span text:style-name="T35">Coll </text:span><text:span text:style-name="T41">Ministick</text:span><text:span text:style-name="T37"> </text:span><text:span text:style-name="T39">press</text:span><text:span text:style-name="T27"> to laser range and lock. <text:s/>You may get a ground lock ("</text:span><text:span text:style-name="T37">ТГ</text:span><text:span text:style-name="T27">" on upper left of Shkval) or a contrast lock ("</text:span><text:span text:style-name="T37">TA</text:span><text:span text:style-name="T27">" on upper right).</text:span></text:p>
        </text:list-item>
        <text:list-item>
          <text:p text:style-name="P19"><text:span text:style-name="T1">Both types of locks can guide/direct weapons</text:span>. <text:s/>Contrast locks are more reliable, but may not be achievable in other than bright and clear weather, except at close range.</text:p>
        </text:list-item>
      </text:list>
      <text:list text:style-name="L2">
        <text:list-item>
          <text:list>
            <text:list-item>
              <text:p text:style-name="P24"><text:span text:style-name="T13">Ground locks may sometimes lose their lock and the Shkval can start drifting around, sometimes a lot. <text:s/>Re-lasing periodically (every 5 to 15 seconds) can help it keep the lock. <text:s/>Fast flight or maneuvering can also cause it to lose the lock. <text:s/></text:span><text:span text:style-name="T14">If it gets really goofed up, try resetting your targeting system (Coll Metal Switch 3 back) and then Coll Red Button press to lock the target again.</text:span></text:p>
            </text:list-item>
          </text:list>
        </text:list-item>
      </text:list>
      <text:list xml:id="list143643413626341" text:continue-list="list19178053" text:style-name="L1">
        <text:list-item>
          <text:p text:style-name="P19">Once laser-ranged, it will use triangulation and your doppler system from then on to calculate the range. <text:s/>That means the range may not always be accurate. <text:s/>Doesn't matter for the beam-riding Vikhrs, but for cannon accuracy you may need to re-lase frequently.</text:p>
        </text:list-item>
        <text:list-item>
          <text:p text:style-name="P19">Your laser will eventually overheat, but it should take quite a while, since it's not in continuous operation unless it's guiding a missile, or you're hitting the lock button constantly.</text:p>
        </text:list-item>
        <text:list-item>
          <text:p text:style-name="P13"><text:span text:style-name="T37">To unlock</text:span><text:span text:style-name="T27">, </text:span><text:span text:style-name="T37">press and hold </text:span><text:span text:style-name="T35">Coll</text:span><text:span text:style-name="T36"> </text:span><text:span text:style-name="T41">Ministick</text:span><text:span text:style-name="T37"> </text:span><text:span text:style-name="T39">press</text:span><text:span text:style-name="T27"> and </text:span><text:span text:style-name="T37">slew</text:span><text:span text:style-name="T27"> in any direction.</text:span></text:p>
        </text:list-item>
      </text:list>
      <text:p text:style-name="P6"/>
      <text:p text:style-name="P7"><text:bookmark text:name="firstHeading"/>9K121 Vikhr <text:span text:style-name="T24">(AT-16 Scallion) ATGM</text:span></text:p>
      <text:list text:style-name="L3">
        <text:list-item>
          <text:p text:style-name="P22"><text:span text:style-name="T51">(</text:span>Note: ATGM Temperature knob on right rear wall has no function in game.<text:span text:style-name="T51">)</text:span></text:p>
        </text:list-item>
      </text:list>
      <text:list xml:id="list30806162" text:style-name="L4">
        <text:list-item>
          <text:p text:style-name="P20">Select Vikhr missiles (<text:span text:style-name="T1">Gray Reset Hat left</text:span> for outboard stations). <text:s/>This should make a launch circle appear on your HUD.</text:p>
        </text:list-item>
        <text:list-item>
          <text:p text:style-name="P20">Stores panel under Shkval should say "<text:span text:style-name="T1">ПC</text:span>"; first number is how many missiles you have left, second number is cannon rounds x10.</text:p>
        </text:list-item>
        <text:list-item>
          <text:p text:style-name="P20">Lock target with Shkval as described above.</text:p>
        </text:list-item>
        <text:list-item>
          <text:p text:style-name="P14"><text:span text:style-name="T37">Vikhrs range is 8.0 km/</text:span><text:span text:style-name="T40">4.3 nmi</text:span><text:span text:style-name="T37"> max, 800 m/</text:span><text:span text:style-name="T40">0.4 nmi</text:span><text:span text:style-name="T37"> min.</text:span><text:span text:style-name="T28"> (You can go up to 9 </text:span><text:span text:style-name="T26">km/</text:span><text:span text:style-name="T31">4.9 nmi</text:span><text:span text:style-name="T26"> </text:span><text:span text:style-name="T28">or </text:span><text:span text:style-name="T26">more</text:span><text:span text:style-name="T28"> if you're shooting down.)</text:span></text:p>
        </text:list-item>
      </text:list>
      <text:list text:style-name="L5">
        <text:list-item>
          <text:list>
            <text:list-item>
              <text:p text:style-name="P15"><text:span text:style-name="T28">Y</text:span><text:span text:style-name="T33">ou can use </text:span><text:span text:style-name="T45">A/A mode</text:span><text:span text:style-name="T33"> (</text:span><text:span text:style-name="T45">Coll </text:span><text:span text:style-name="T41">Trim Hat left</text:span><text:span text:style-name="T33">) to make the missile trigger with a </text:span><text:span text:style-name="T32">5-meter </text:span><text:span text:style-name="T33">proximity fuse at or just past the target, or </text:span><text:span text:style-name="T45">A/A Head On</text:span><text:span text:style-name="T33"> (</text:span><text:span text:style-name="T45">Coll </text:span><text:span text:style-name="T41">Trim Hat right</text:span><text:span text:style-name="T33">) to trigger the proximity fuze just before the target.</text:span></text:p>
            </text:list-item>
            <text:list-item>
              <text:p text:style-name="P30"><text:span text:style-name="T33">G</text:span><text:span text:style-name="T25">round and ocean don't set off the prox fuse, but some trees or buildings may. <text:s/>Prox-fused missiles should still kill light armor up to BTRs, but are ineffective against tanks.</text:span></text:p>
            </text:list-item>
          </text:list>
        </text:list-item>
      </text:list>
      <text:list xml:id="list143643845345656" text:continue-list="list30806162" text:style-name="L4">
        <text:list-item>
          <text:p text:style-name="P14"><text:span text:style-name="T27">Once you are locked and in range, put the Vikhrs launch circle on the HUD over the target circle, press and hold </text:span><text:span text:style-name="T37">Red Button</text:span><text:span text:style-name="T27"> </text:span><text:span text:style-name="T26">to fire</text:span><text:span text:style-name="T27">. <text:s/>You can still fire even if the circles aren't lined up, but the missile may waste energy trying to get back into the laser beam, and may weave around excessively.</text:span></text:p>
        </text:list-item>
        <text:list-item>
          <text:p text:style-name="P25"><text:span text:style-name="T13">When finished, </text:span><text:span text:style-name="T7">reset targeting system</text:span><text:span text:style-name="T13"> </text:span><text:span text:style-name="T12">(</text:span><text:span text:style-name="T8">Coll </text:span><text:span text:style-name="T10">Index Finger Hat down</text:span><text:span text:style-name="T12">)</text:span><text:span text:style-name="T13">. <text:s/>That will deselect all weapons, turn off the Shkval, and reset the HUD to nav mode.</text:span></text:p>
        </text:list-item>
      </text:list>
      <text:p text:style-name="P6"/>
      <text:p text:style-name="P9"><text:span text:style-name="T38">2A42 Cannon -- 30 mm</text:span><text:span text:style-name="T37">, </text:span><text:span text:style-name="T38">220 rounds AP, 240 rounds HE</text:span></text:p>
      <text:list xml:id="list1617721704" text:style-name="L6">
        <text:list-item>
          <text:p text:style-name="P26"><text:span text:style-name="T13">Select Cannon (</text:span><text:span text:style-name="T7">Gray Reset Hat </text:span><text:span text:style-name="T9">back</text:span><text:span text:style-name="T13">). <text:s/>This should make the cannon slew limits rectangle appear on your HUD.</text:span></text:p>
        </text:list-item>
        <text:list-item>
          <text:p text:style-name="P21">Stores panel under Shkval should be blank except for the number on the far right, which is cannon rounds x10 for your current ammo type.</text:p>
        </text:list-item>
        <text:list-item>
          <text:p text:style-name="P16"><text:span text:style-name="T29">Set</text:span><text:span text:style-name="T27"> cannon </text:span><text:span text:style-name="T38">burst length</text:span><text:span text:style-name="T29">,</text:span><text:span text:style-name="T27"> </text:span><text:span text:style-name="T37">ammo type</text:span><text:span text:style-name="T27">,</text:span><text:span text:style-name="T30"> and </text:span><text:span text:style-name="T39">ROF switch</text:span><text:span text:style-name="T38">es</text:span><text:span text:style-name="T30"> (</text:span><text:span text:style-name="T27">center console under stores panel) (</text:span><text:span text:style-name="T37">Dish Hat left</text:span><text:span text:style-name="T27"> for ammo type, </text:span><text:span text:style-name="T39">Dish Hat </text:span><text:span text:style-name="T37">right</text:span><text:span text:style-name="T27"> for </text:span><text:span text:style-name="T30">ROF</text:span><text:span text:style-name="T27">)</text:span></text:p>
        </text:list-item>
      </text:list>
      <text:p text:style-name="P8"><text:span text:style-name="T13">U</text:span><text:span text:style-name="T11">sing Shkval targeting system for automatic tracking</text:span></text:p>
      <text:list xml:id="list143644240696525" text:continue-numbering="true" text:style-name="L6">
        <text:list-item>
          <text:p text:style-name="P21">Lock target with Shkval as described above.</text:p>
        </text:list-item>
      </text:list>
      <text:list text:style-name="L7">
        <text:list-item>
          <text:list>
            <text:list-item>
              <text:p text:style-name="P17"><text:span text:style-name="T37">Cannon range is about 3.5 km/</text:span><text:span text:style-name="T40">1.9 nmi</text:span><text:span text:style-name="T37"> max</text:span><text:span text:style-name="T27">, although accuracy will be poor at that range. <text:s/></text:span><text:span text:style-name="T37">Re-lase frequently</text:span><text:span text:style-name="T27"> to make sure the range doesn't drift.</text:span></text:p>
            </text:list-item>
          </text:list>
        </text:list-item>
      </text:list>
      <text:list xml:id="list143643855443124" text:continue-list="list143644240696525" text:style-name="L6">
        <text:list-item>
          <text:p text:style-name="P26"><text:span text:style-name="T13">Once you are locked and in range, put the target circle inside the cannon slew limits rectangle on the HUD. <text:s/>Fire with </text:span><text:span text:style-name="T4">T</text:span><text:span text:style-name="T7">rigger</text:span><text:span text:style-name="T13">.</text:span></text:p>
        </text:list-item>
        <text:list-item>
          <text:p text:style-name="P28"><text:span text:style-name="T13">When finished, </text:span><text:span text:style-name="T7">reset targeting system</text:span><text:span text:style-name="T13"> </text:span><text:span text:style-name="T12">(</text:span><text:span text:style-name="T8">Coll </text:span><text:span text:style-name="T10">Index Finger Hat down</text:span><text:span text:style-name="T12">) </text:span><text:span text:style-name="T11">and deselect cannon (Gray Reset Hat back)</text:span><text:span text:style-name="T13">. <text:s/>That will deselect all weapons, turn off the Shkval, and reset the HUD to nav mode.</text:span></text:p>
        </text:list-item>
      </text:list>
      <text:p text:style-name="P8"><text:span text:style-name="T15">U</text:span><text:span text:style-name="T11">sing boresight mode for manual aimin</text:span><text:span text:style-name="T16">g</text:span></text:p>
      <text:list text:style-name="L8">
        <text:list-item>
          <text:p text:style-name="P18"><text:span text:style-name="T47">Set Autotracking switch to </text:span><text:span text:style-name="T48">TS</text:span><text:span text:style-name="T47"> (</text:span><text:span text:style-name="T49">Dish Hat press to toggle</text:span><text:span text:style-name="T48">) (</text:span><text:span text:style-name="T47">left console next to laser designator arming switch)</text:span></text:p>
        </text:list-item>
        <text:list-item>
          <text:p text:style-name="P18"><text:span text:style-name="T47">HUD will show cannon </text:span><text:span text:style-name="T48">pipper </text:span><text:span text:style-name="T47">fixed in place</text:span><text:span text:style-name="T48">. <text:s/>Shkval will show image boresighted to gun pipper.</text:span></text:p>
        </text:list-item>
        <text:list-item>
          <text:p text:style-name="P23"><text:span text:style-name="T50">Put pipper on target and f</text:span>ire with <text:span text:style-name="T1">Trigger</text:span>.</text:p>
        </text:list-item>
        <text:list-item>
          <text:p text:style-name="P29"><text:soft-page-break/><text:span text:style-name="T18">When finished, </text:span><text:span text:style-name="T21">reset targeting system</text:span><text:span text:style-name="T18"> </text:span><text:span text:style-name="T19">(</text:span><text:span text:style-name="T22">Coll </text:span><text:span text:style-name="T23">Index Finger Hat down</text:span><text:span text:style-name="T19">) </text:span><text:span text:style-name="T17">and deselect cannon (</text:span><text:span text:style-name="T20">Gray Reset Hat back</text:span><text:span text:style-name="T17">)</text:span><text:span text:style-name="T18">. <text:s/>That will deselect all weapons, turn off the Shkval, and reset the HUD to nav mode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4-03-30T14:36:42.969000000</dc:date>
    <meta:editing-duration>PT7H2M31S</meta:editing-duration>
    <meta:editing-cycles>48</meta:editing-cycles>
    <meta:generator>LibreOffice/7.5.2.2$Windows_X86_64 LibreOffice_project/53bb9681a964705cf672590721dbc85eb4d0c3a2</meta:generator>
    <meta:document-statistic meta:table-count="1" meta:image-count="0" meta:object-count="0" meta:page-count="2" meta:paragraph-count="46" meta:word-count="862" meta:character-count="4745" meta:non-whitespace-character-count="3941"/>
  </office:meta>
</office:document-meta>
</file>